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ieć Neuronowa – Koniec Projekt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kt indywidualny</text:p>
            <text:p>Sebastian Kwaśnia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czątkowe Zaożenia </text:p>
          </draw:text-box>
        </draw:frame>
        <draw:frame presentation:style-name="pr4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>Stwożyć bibliotekę z sztuczną inteligencją w c++</text:p>
              </text:list-item>
              <text:list-item>
                <text:p>Sztuczna inteligencja ma na celu nauczyć się grać w jakieś proste gierki, przewidywać działania, jakie ma wukonać</text:p>
              </text:list-item>
              <text:list-item>
                <text:p>Stworzyć tę gierkę używająć sfml lub jakiejś innej technologii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ia działa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zukanie informacjii na emat cieci neuronowych</text:p>
              </text:list-item>
              <text:list-item>
                <text:p>Rozpoczęcie twożenia Sieci z wszystkimi połączeniami</text:p>
              </text:list-item>
              <text:list-item>
                <text:p>Dodawanie algorytmów I funkcji</text:p>
              </text:list-item>
              <text:list-item>
                <text:p>Sukces?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ia działań I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óba nauczenia sieci Grania w grę na podstawie wymażonych danych</text:p>
              </text:list-item>
              <text:list-item>
                <text:p>Okazuje sie że jest to nie praktyczne I muszę rozszeżyć funkcjonalność sieci o krytyka, który bedzie karał I nagradzał na podstawie tego co sieć zrob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ia działań II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m krytyk nie pomógł, należy rozszeżyć jeszcze sieć o historię ruchów</text:p>
              </text:list-item>
              <text:list-item>
                <text:p>Problemy z programem do nauki w grze</text:p>
              </text:list-item>
              <text:list-item>
                <text:p>Sieć nauczyła się skakać przez pszczołę!!!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czenie sieci neuronowych jest trudne</text:p>
              </text:list-item>
              <text:list-item>
                <text:p>Sieć nie obsługuje wszytkich funkcii transformującyc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zemyślenia na koniec projektu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Nauka sieci neuronowych jest mało wydajna.</text:p>
              </text:list-item>
              <text:list-item>
                <text:p text:style-name="P3"><text:span text:style-name="T1">To tylko Tylko zbiór zwykłych funkcji matematycznych</text:span></text:p>
              </text:list-item>
              <text:list-item>
                <text:p>W razie czego lepiej użyć już istniejących bibliotek, niż pisać swoją </text:p>
              </text:list-item>
              <text:list-item>
                <text:p>Było warto!!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2.2$Windows_x86 LibreOffice_project/2b840030fec2aae0fd2658d8d4f9548af4e3518d</meta:generator>
    <dc:date>2020-06-15T11:36:51.480000000</dc:date>
    <meta:editing-duration>PT12M37S</meta:editing-duration>
    <meta:editing-cycles>4</meta:editing-cycles>
    <meta:document-statistic meta:object-count="49"/>
  </office:meta>
</office:document-meta>
</file>